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Text_20_body" style:class="text">
      <style:paragraph-properties fo:margin-left="0.7874in" fo:margin-right="0.7874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lineblock" style:family="paragraph" style:parent-style-name="rststyle-textbody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/>
    <style:style style:name="rststyle-heading7" style:family="paragraph" style:parent-style-name="Heading_20_7" style:next-style-name="Text_20_body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style:num-format="1" style:print-orientation="portrait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kuhlman</meta:initial-creator>
    <meta:creation-date>2006-08-15T13:56:07</meta:creation-date>
    <dc:creator>Dave Kuhlman</dc:creator>
    <dc:date>2008-07-07T15:41:56</dc:date>
    <meta:editing-cycles>70</meta:editing-cycles>
    <meta:editing-duration>PT21H40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